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x" style:master-page-name="MP0" style:family="paragraph">
      <style:paragraph-properties fo:break-before="page" fo:margin-top="0in" fo:margin-bottom="0in" fo:background-color="#FFFFFF"/>
    </style:style>
    <style:style style:name="T2" style:parent-style-name="Fuentedepárrafopredeter." style:family="text">
      <style:text-properties style:font-name-asian="Andale Sans UI" style:font-name-complex="Tahoma" fo:font-weight="bold" style:font-weight-asian="bold" style:font-weight-complex="bold" style:letter-kerning="true" fo:language="de" fo:country="DE" style:language-asian="ja" style:country-asian="JP" style:language-complex="fa" style:country-complex="IR"/>
    </style:style>
    <style:style style:name="T3" style:parent-style-name="Fuentedepárrafopredeter." style:family="text">
      <style:text-properties style:font-name-asian="Andale Sans UI" style:font-name-complex="Tahoma" fo:font-weight="bold" style:font-weight-asian="bold" style:font-weight-complex="bold" style:letter-kerning="true" fo:language="de" fo:country="DE" style:language-asian="ja" style:country-asian="JP" style:language-complex="fa" style:country-complex="IR"/>
    </style:style>
    <style:style style:name="T4" style:parent-style-name="Fuentedepárrafopredeter." style:family="text">
      <style:text-properties style:font-name-asian="Andale Sans UI" style:font-name-complex="Tahoma" fo:font-weight="bold" style:font-weight-asian="bold" style:font-weight-complex="bold" style:letter-kerning="true" fo:language="de" fo:country="DE" style:language-asian="ja" style:country-asian="JP" style:language-complex="fa" style:country-complex="IR"/>
    </style:style>
    <style:style style:name="T5" style:parent-style-name="Fuentedepárrafopredeter." style:family="text">
      <style:text-properties style:font-name-asian="Andale Sans UI" style:font-name-complex="Tahoma" fo:font-weight="bold" style:font-weight-asian="bold" style:font-weight-complex="bold" style:letter-kerning="true" fo:language="de" fo:country="DE" style:language-asian="ja" style:country-asian="JP" style:language-complex="fa" style:country-complex="IR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Realizar un programa/aplicación en C# con</text:span><text:span text:style-name="T3"><text:s/></text:span><text:span text:style-name="T4">el Visual Studio 2017</text:span><text:span text:style-name="T5"><text:s/></text:span><text:span text:style-name="T6">que pida dos valores y</text:span></text:p>
      <text:p text:style-name="P7">como resultado devuelva el mayor de ellos y en caso de que sean iguales comunicarlo</text:p>
      <text:p text:style-name="P8">con un mensaje:</text:p>
      <text:p text:style-name="Standard"/>
      <text:p text:style-name="Standard">******PSEUDOCÓDIGO:****</text:p>
      <text:p text:style-name="Standard"/>
      <text:p text:style-name="Standard">Inicio</text:p>
      <text:p text:style-name="Standard">Hacer valor1=0,valor2=0</text:p>
      <text:p text:style-name="Standard">Mostrar "Introduzca el primer valor a comparar"</text:p>
      <text:p text:style-name="Standard">Capturar valor1</text:p>
      <text:p text:style-name="Standard">Mostrar "Introduzca 2º valor"</text:p>
      <text:p text:style-name="Standard">Capturar valor2</text:p>
      <text:p text:style-name="Standard">Si(valor1&gt;=valor2)</text:p>
      <text:p text:style-name="Standard"><text:tab/>Si(valor1=valor2)</text:p>
      <text:p text:style-name="Standard"><text:s text:c="13"/>Mostrar "Los dos valores son iguales. " <text:s text:c="7"/></text:p>
      <text:p text:style-name="Standard"><text:s text:c="9"/>si no</text:p>
      <text:p text:style-name="Standard"><text:tab/><text:s text:c="5"/>Mostrar "El valor mayor es", valor1<text:tab/></text:p>
      <text:p text:style-name="Standard"><text:tab/><text:s/>fin si</text:p>
      <text:p text:style-name="Standard">si no</text:p>
      <text:p text:style-name="Standard"><text:tab/>Mostrar "En este caso el valor mayor<text:s/>es:", valor2<text:tab/></text:p>
      <text:p text:style-name="Standard">Fin si</text:p>
      <text:p text:style-name="Standard">Fin</text:p>
      <text:p text:style-name="Standard"/>
      <text:p text:style-name="Standard">***** EJEMPLOS DE LOS POSIBLES <text:s/>RESULTADOS Y FUNCIONAMIENTO : *******</text:p>
      <text:p text:style-name="Standard"/>
      <text:p text:style-name="Standard">Ejemplo1:</text:p>
      <text:p text:style-name="Standard"/>
      <text:p text:style-name="Standard">Si valor1 = 6 y valor2 = 6, la salida en pantalla:</text:p>
      <text:p text:style-name="Standard"><text:tab/><text:tab/>Introduzca el primer valor a comparar</text:p>
      <text:p text:style-name="Standard"><text:s text:c="20"/>(yo introduzco el 6)</text:p>
      <text:p text:style-name="Standard"><text:tab/><text:tab/>Introduzca 2º<text:s/>valor</text:p>
      <text:p text:style-name="Standard"><text:tab/><text:tab/><text:s text:c="4"/>(yo introduzco el 6)</text:p>
      <text:p text:style-name="Standard"><text:s text:c="16"/>Los dos valores son iguales.</text:p>
      <text:p text:style-name="Standard"/>
      <text:p text:style-name="Standard"/>
      <text:p text:style-name="Standard">Ejemplo2:</text:p>
      <text:p text:style-name="Standard"/>
      <text:p text:style-name="Standard">Si valor1 = 8 y valor2 = 4, la salida en pantalla:</text:p>
      <text:p text:style-name="Standard"><text:tab/><text:tab/>Introduzca el primer valor a comparar</text:p>
      <text:p text:style-name="Standard"><text:s text:c="20"/>(yo introduzco el 8)</text:p>
      <text:p text:style-name="Standard"><text:tab/><text:tab/>Introduzca 2º valor</text:p>
      <text:p text:style-name="Standard"><text:tab/><text:tab/><text:s text:c="4"/>(yo introduzco el 4)</text:p>
      <text:p text:style-name="Standard"><text:s text:c="16"/>El valor mayor es: 8</text:p>
      <text:p text:style-name="Standard"/>
      <text:p text:style-name="Standard">Ejemplo3:</text:p>
      <text:p text:style-name="Standard"/>
      <text:p text:style-name="Standard">Si valor1 = 4 y valor2 = 8, la salida en pantalla:</text:p>
      <text:p text:style-name="Standard"><text:tab/><text:tab/>Introduzca el primer valor a comparar</text:p>
      <text:p text:style-name="Standard"><text:s text:c="20"/>(yo introduzco el 4)</text:p>
      <text:p text:style-name="Standard"><text:tab/><text:tab/>Introduzca 2º valor</text:p>
      <text:p text:style-name="Standard"><text:tab/><text:tab/><text:s text:c="4"/>(yo introduzco el 8)</text:p>
      <text:p text:style-name="Standard"><text:s text:c="16"/>En este caso el valor mayor es: 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x" style:display-name="textbox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s" fo:country="ES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than</dc:creator>
    <meta:creation-date>2009-04-16T11:32:00Z</meta:creation-date>
    <dc:date>2018-02-22T17:43:00Z</dc:date>
    <meta:template xlink:href="Normal.dotm" xlink:type="simple"/>
    <meta:editing-cycles>6</meta:editing-cycles>
    <meta:editing-duration>PT66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12" meta:character-count="1379" meta:row-count="9" meta:non-whitespace-character-count="1169"/>
  </office:meta>
</office:document-meta>
</file>